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122in" svg:height="3.2209in" svg:x="4.4508in" svg:y="2.9909in">
            <draw:object draw:notify-on-update-of-ranges="Sheet1.A2:Sheet1.A14 Sheet1.C1:Sheet1.C1 Sheet1.C2:Sheet1.C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17in" svg:height="3.5449in" svg:x="9.898in" svg:y="2.9602in">
            <draw:object draw:notify-on-update-of-ranges="Sheet1.A1:Sheet1.A1 Sheet1.A2:Sheet1.A14 Sheet1.B1:Sheet1.B1 Sheet1.B2:Sheet1.B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uenz [Hz]</text:p>
          </table:table-cell>
          <table:table-cell office:value-type="string" calcext:value-type="string">
            <text:p>Spannung [mV]</text:p>
          </table:table-cell>
          <table:table-cell office:value-type="string" calcext:value-type="string">
            <text:p>Spannung [dB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0" calcext:value-type="float">
            <text:p>1190</text:p>
          </table:table-cell>
          <table:table-cell table:formula="of:=LOG([.B2];10)*20" office:value-type="float" office:value="61.5109392278506" calcext:value-type="float">
            <text:p>61.5109392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0" calcext:value-type="float">
            <text:p>880</text:p>
          </table:table-cell>
          <table:table-cell table:formula="of:=LOG([.B3];10)*20" office:value-type="float" office:value="58.8896534430034" calcext:value-type="float">
            <text:p>58.8896534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LOG([.B4];10)*20" office:value-type="float" office:value="55.5630250076729" calcext:value-type="float">
            <text:p>55.56302500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table:formula="of:=LOG([.B5];10)*20" office:value-type="float" office:value="53.6248247475117" calcext:value-type="float">
            <text:p>53.6248247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table:formula="of:=LOG([.B6];10)*20" office:value-type="float" office:value="51.5956719323362" calcext:value-type="float">
            <text:p>51.59567193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table:formula="of:=LOG([.B7];10)*20" office:value-type="float" office:value="49.5424250943932" calcext:value-type="float">
            <text:p>49.5424250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formula="of:=LOG([.B8];10)*20" office:value-type="float" office:value="44.6089784275655" calcext:value-type="float">
            <text:p>44.6089784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formula="of:=LOG([.B9];10)*20" office:value-type="float" office:value="39.554472105777" calcext:value-type="float">
            <text:p>39.5544721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table:formula="of:=LOG([.B10];10)*20" office:value-type="float" office:value="36.9019608002851" calcext:value-type="float">
            <text:p>36.90196080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table:formula="of:=LOG([.B11];10)*20" office:value-type="float" office:value="35.5630250076729" calcext:value-type="float">
            <text:p>35.5630250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formula="of:=LOG([.B12];10)*20" office:value-type="float" office:value="34.4855173920158" calcext:value-type="float">
            <text:p>34.4855173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table:formula="of:=LOG([.B13];10)*20" office:value-type="float" office:value="33.0642502755069" calcext:value-type="float">
            <text:p>33.06425027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formula="of:=LOG([.B14];10)*20" office:value-type="float" office:value="31.82129214053" calcext:value-type="float">
            <text:p>31.8212921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18:48:57.384075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6:20.794809529</meta:creation-date>
    <dc:date>2014-07-12T23:25:24.484533374</dc:date>
    <meta:editing-duration>PT7M44S</meta:editing-duration>
    <meta:editing-cycles>3</meta:editing-cycles>
    <meta:generator>LibreOffice/4.2.5.2$Linux_X86_64 LibreOffice_project/420$Build-2</meta:generator>
    <dc:creator>Kevin </dc:creator>
    <meta:document-statistic meta:table-count="1" meta:cell-count="4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11cm" svg:height="8.182cm" xlink:href=".." xlink:type="simple" chart:class="chart:scatter" chart:style-name="ch1">
        <chart:legend svg:x="5.71cm" svg:y="1.196cm" style:legend-expansion="custom" chartooo:width="3.76cm" chartooo:height="0.686cm" style:legend-expansion-aspect-ratio="5.48104956268222" chart:style-name="ch2"/>
        <chart:plot-area chart:style-name="ch3" table:cell-range-address="Sheet1.A2:Sheet1.A14 Sheet1.C1:Sheet1.C14" chart:data-source-has-labels="row" svg:x="0.71cm" svg:y="0.787cm" svg:width="11.781cm" svg:height="6.251cm">
          <chartooo:coordinate-region svg:x="1.331cm" svg:y="0.987cm" svg:width="10.788cm" svg:height="5.404cm"/>
          <chart:axis chart:dimension="x" chart:name="primary-x" chart:style-name="ch4">
            <chart:title svg:x="5.537cm" svg:y="7.201cm" chart:style-name="ch5">
              <text:p>Frequenz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C2:Sheet1.C14" chart:label-cell-address="Sheet1.C1:Sheet1.C1" chart:class="chart:scatter">
            <chart:domain table:cell-range-address="Sheet1.A2:Sheet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 [dB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61.5109392278506">
                <text:p>61.5109392278506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scatter" chart:style-name="ch1">
        <chart:legend svg:x="10.198cm" svg:y="1.29cm" style:legend-expansion="custom" chartooo:width="3.515cm" chartooo:height="0.598cm" style:legend-expansion-aspect-ratio="5.87792642140468" chart:style-name="ch2"/>
        <chart:plot-area chart:style-name="ch3" table:cell-range-address="Sheet1.A1:Sheet1.B14" chart:data-source-has-labels="row" svg:x="0.769cm" svg:y="0.855cm" svg:width="14.575cm" svg:height="6.989cm">
          <chartooo:coordinate-region svg:x="1.761cm" svg:y="1.054cm" svg:width="13.211cm" svg:height="6.143cm"/>
          <chart:axis chart:dimension="x" chart:name="primary-x" chart:style-name="ch4">
            <chart:title svg:x="6.993cm" svg:y="8.024cm" chart:style-name="ch5">
              <text:p>Frequenz [Hz]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annung [mV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14</svg:desc>
                </draw:g>
              </table:table-cell>
              <table:table-cell office:value-type="float" office:value="1190">
                <text:p>119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